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ationary</text:p>
          </table:table-cell>
          <table:table-cell office:value-type="string" calcext:value-type="string">
            <text:p>Striking</text:p>
          </table:table-cell>
          <table:table-cell office:value-type="string" calcext:value-type="string">
            <text:p>Rotationtest</text:p>
          </table:table-cell>
          <table:table-cell office:value-type="string" calcext:value-type="string">
            <text:p>AxesOnly</text:p>
          </table:table-cell>
        </table:table-row>
        <table:table-row table:style-name="ro1">
          <table:table-cell table:number-columns-repeated="4" table:style-name="ce1" office:value-type="string" calcext:value-type="string">
            <text:p>Sum diff X</text:p>
          </table:table-cell>
        </table:table-row>
        <table:table-row table:style-name="ro1">
          <table:table-cell table:style-name="ce2" office:value-type="float" office:value="1.789208" calcext:value-type="float">
            <text:p>1.789208</text:p>
          </table:table-cell>
          <table:table-cell table:style-name="ce2" office:value-type="float" office:value="-3009.05514393999" calcext:value-type="float">
            <text:p>-3009.05514394</text:p>
          </table:table-cell>
          <table:table-cell table:style-name="ce2" office:value-type="float" office:value="79.25237724" calcext:value-type="float">
            <text:p>79.25237724</text:p>
          </table:table-cell>
          <table:table-cell table:style-name="ce2" office:value-type="float" office:value="109.74259662" calcext:value-type="float">
            <text:p>109.74259662</text:p>
          </table:table-cell>
        </table:table-row>
        <table:table-row table:style-name="ro1">
          <table:table-cell table:style-name="ce3" office:value-type="float" office:value="0.00168634118755891" calcext:value-type="float">
            <text:p>0.0016863412</text:p>
          </table:table-cell>
          <table:table-cell table:style-name="ce3" office:value-type="float" office:value="-2.83605574358152" calcext:value-type="float">
            <text:p>-2.8360557436</text:p>
          </table:table-cell>
          <table:table-cell table:style-name="ce3" office:value-type="float" office:value="0.0746959257681432" calcext:value-type="float">
            <text:p>0.0746959258</text:p>
          </table:table-cell>
          <table:table-cell table:style-name="ce3" office:value-type="float" office:value="0.103433173063148" calcext:value-type="float">
            <text:p>0.10343317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table:style-name="ce1" office:value-type="string" calcext:value-type="string">
            <text:p>Sum diff Y</text:p>
          </table:table-cell>
        </table:table-row>
        <table:table-row table:style-name="ro1">
          <table:table-cell table:style-name="ce2" office:value-type="float" office:value="3.672539" calcext:value-type="float">
            <text:p>3.672539</text:p>
          </table:table-cell>
          <table:table-cell table:style-name="ce2" office:value-type="float" office:value="-1590.2394107" calcext:value-type="float">
            <text:p>-1590.2394107</text:p>
          </table:table-cell>
          <table:table-cell table:style-name="ce2" office:value-type="float" office:value="17.441066785" calcext:value-type="float">
            <text:p>17.441066785</text:p>
          </table:table-cell>
          <table:table-cell table:style-name="ce2" office:value-type="float" office:value="-177.596276625" calcext:value-type="float">
            <text:p>-177.596276625</text:p>
          </table:table-cell>
        </table:table-row>
        <table:table-row table:style-name="ro1">
          <table:table-cell table:style-name="ce3" office:value-type="float" office:value="0.00346139396795476" calcext:value-type="float">
            <text:p>0.003461394</text:p>
          </table:table-cell>
          <table:table-cell table:style-name="ce3" office:value-type="float" office:value="-1.49881188567389" calcext:value-type="float">
            <text:p>-1.4988118857</text:p>
          </table:table-cell>
          <table:table-cell table:style-name="ce3" office:value-type="float" office:value="0.016438328732328" calcext:value-type="float">
            <text:p>0.0164383287</text:p>
          </table:table-cell>
          <table:table-cell table:style-name="ce3" office:value-type="float" office:value="-0.167385746112158" calcext:value-type="float">
            <text:p>-0.16738574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table:style-name="ce1" office:value-type="string" calcext:value-type="string">
            <text:p>Sum diff Z</text:p>
          </table:table-cell>
        </table:table-row>
        <table:table-row table:style-name="ro1">
          <table:table-cell table:style-name="ce2" office:value-type="float" office:value="-45.2213599999999" calcext:value-type="float">
            <text:p>-45.22136</text:p>
          </table:table-cell>
          <table:table-cell table:style-name="ce2" office:value-type="float" office:value="-110.06346953" calcext:value-type="float">
            <text:p>-110.06346953</text:p>
          </table:table-cell>
          <table:table-cell table:style-name="ce2" office:value-type="float" office:value="-228.9022415" calcext:value-type="float">
            <text:p>-228.9022415</text:p>
          </table:table-cell>
          <table:table-cell table:style-name="ce2" office:value-type="float" office:value="-113.20376" calcext:value-type="float">
            <text:p>-113.20376</text:p>
          </table:table-cell>
        </table:table-row>
        <table:table-row table:style-name="ro1">
          <table:table-cell table:style-name="ce3" office:value-type="float" office:value="-0.0426214514608859" calcext:value-type="float">
            <text:p>-0.0426214515</text:p>
          </table:table-cell>
          <table:table-cell table:style-name="ce3" office:value-type="float" office:value="-0.10373559804901" calcext:value-type="float">
            <text:p>-0.103735598</text:p>
          </table:table-cell>
          <table:table-cell table:style-name="ce3" office:value-type="float" office:value="-0.215741980678605" calcext:value-type="float">
            <text:p>-0.2157419807</text:p>
          </table:table-cell>
          <table:table-cell table:style-name="ce3" office:value-type="float" office:value="-0.10669534401508" calcext:value-type="float">
            <text:p>-0.1066953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table:style-name="ce1" office:value-type="string" calcext:value-type="string">
            <text:p>MagDiff</text:p>
          </table:table-cell>
        </table:table-row>
        <table:table-row table:style-name="ro1">
          <table:table-cell table:style-name="ce2" office:value-type="float" office:value="47.6810637904398" calcext:value-type="float">
            <text:p>47.6810637904</text:p>
          </table:table-cell>
          <table:table-cell table:style-name="ce2" office:value-type="float" office:value="8251.31000864324" calcext:value-type="float">
            <text:p>8251.3100086432</text:p>
          </table:table-cell>
          <table:table-cell table:style-name="ce2" office:value-type="float" office:value="686.12050072942" calcext:value-type="float">
            <text:p>686.1205007294</text:p>
          </table:table-cell>
          <table:table-cell table:style-name="ce2" office:value-type="float" office:value="1112.09561235006" calcext:value-type="float">
            <text:p>1112.0956123501</text:p>
          </table:table-cell>
        </table:table-row>
        <table:table-row table:style-name="ro1">
          <table:table-cell table:style-name="ce3" office:value-type="float" office:value="0.00168634118755891" calcext:value-type="float">
            <text:p>0.0016863412</text:p>
          </table:table-cell>
          <table:table-cell table:style-name="ce3" office:value-type="float" office:value="-2.83605574358152" calcext:value-type="float">
            <text:p>-2.8360557436</text:p>
          </table:table-cell>
          <table:table-cell table:style-name="ce3" office:value-type="float" office:value="0.0746959257681432" calcext:value-type="float">
            <text:p>0.0746959258</text:p>
          </table:table-cell>
          <table:table-cell table:style-name="ce3" office:value-type="float" office:value="0.103433173063148" calcext:value-type="float">
            <text:p>0.1034331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22:22:11.915000000</meta:creation-date>
    <dc:date>2015-08-03T22:28:59.582000000</dc:date>
    <meta:editing-duration>P0D</meta:editing-duration>
    <meta:editing-cycles>1</meta:editing-cycles>
    <meta:document-statistic meta:table-count="1" meta:cell-count="52" meta:object-count="0"/>
    <meta:generator>LibreOffice/4.2.4.2$Windows_x86 LibreOffice_project/63150712c6d317d27ce2db16eb94c2f3d7b699f8</meta:generator>
  </office:meta>
</office:document-meta>
</file>